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F0000050086CD07709658D0A3.png" manifest:media-type="image/png"/>
  <manifest:file-entry manifest:full-path="Pictures/100002010000024000000234FA83A9C42A50EE2F.png" manifest:media-type="image/png"/>
  <manifest:file-entry manifest:full-path="Pictures/10000000000007280000035C1DE8D56447F00CAC.png" manifest:media-type="image/png"/>
  <manifest:file-entry manifest:full-path="Pictures/100000000000077D000002EC698BA717CED900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6" style:family="graphic" style:parent-style-name="standard">
      <style:graphic-properties draw:textarea-vertical-align="middle" draw:auto-grow-height="false" fo:min-height="14.951cm" fo:min-width="22.501cm"/>
    </style:style>
    <style:style style:name="gr7" style:family="graphic" style:parent-style-name="objectwithoutfill">
      <style:graphic-properties svg:stroke-width="0.529cm" svg:stroke-color="#729fcf" draw:marker-start-width="0.99cm" draw:marker-end="Arrow" draw:marker-end-width="1.09cm" draw:fill="none" draw:textarea-vertical-align="middle" fo:padding-top="0.386cm" fo:padding-bottom="0.386cm" fo:padding-left="0.511cm" fo:padding-right="0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5.783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withoutfill">
      <style:graphic-properties svg:stroke-width="0.529cm" svg:stroke-color="#000000" draw:marker-start-width="0.99cm" draw:marker-end="Arrow" draw:marker-end-width="1.09cm" draw:fill="none" draw:textarea-vertical-align="middle" fo:padding-top="0.386cm" fo:padding-bottom="0.386cm" fo:padding-left="0.511cm" fo:padding-right="0.5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cm" svg:height="19.79cm" svg:x="56.58cm" svg:y="7.097cm">
          <draw:image xlink:href="Pictures/100000000000077D000002EC698BA717CED900FE.png" xlink:type="simple" xlink:show="embed" xlink:actuate="onLoad">
            <text:p/>
          </draw:image>
        </draw:frame>
        <draw:frame draw:style-name="gr1" draw:text-style-name="P1" draw:layer="layout" svg:width="48.471cm" svg:height="22.753cm" svg:x="3.129cm" svg:y="2.2cm">
          <draw:image xlink:href="Pictures/10000000000007280000035C1DE8D56447F00CAC.png" xlink:type="simple" xlink:show="embed" xlink:actuate="onLoad">
            <text:p/>
          </draw:image>
        </draw:frame>
        <draw:frame draw:style-name="gr2" draw:text-style-name="P3" draw:layer="layout" svg:width="33.1cm" svg:height="6.559cm" svg:x="19.9cm" svg:y="25.641cm">
          <draw:text-box>
            <text:p text:style-name="P2"><text:span text:style-name="T1">Initial clumb of 16,000 2D Catoms</text:span></text:p>
          </draw:text-box>
        </draw:frame>
        <draw:frame draw:style-name="gr3" draw:text-style-name="P3" draw:layer="layout" svg:width="41.7cm" svg:height="9.713cm" svg:x="61.4cm" svg:y="26.687cm">
          <draw:text-box>
            <text:p text:style-name="P2"><text:span text:style-name="T1">Car-shaped smart 2D-object formed from 2D Catoms</text:span></text:p>
          </draw:text-box>
        </draw:frame>
        <draw:frame draw:style-name="gr4" draw:text-style-name="P3" draw:layer="layout" svg:width="18.5cm" svg:height="7.2cm" svg:x="90.5cm" svg:y="1.3cm">
          <draw:text-box>
            <text:p text:style-name="P2"><text:span text:style-name="T1">Synchronous </text:span></text:p>
            <text:p text:style-name="P2"><text:span text:style-name="T1">signal blinking</text:span></text:p>
          </draw:text-box>
        </draw:frame>
        <draw:frame draw:style-name="gr5" draw:text-style-name="P3" draw:layer="layout" svg:width="34.4cm" svg:height="4.1cm" svg:x="39.7cm" svg:y="0.8cm">
          <draw:text-box>
            <text:p text:style-name="P2"><text:span text:style-name="T1">Shape self-reconfiguration</text:span></text:p>
          </draw:text-box>
        </draw:frame>
        <draw:custom-shape draw:style-name="gr6" draw:text-style-name="P2" draw:layer="layout" svg:width="23cm" svg:height="15.2cm" svg:x="43.5cm" svg:y="5.4cm">
          <text:p/>
          <draw:enhanced-geometry svg:viewBox="0 0 21600 21600" draw:text-areas="0 0 21600 21600" draw:type="circular-arrow" draw:modifiers="-135.80096004924 -63.1532184696281 8229.840095831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1" draw:layer="layout" svg:x1="101.2cm" svg:y1="8.3cm" svg:x2="105.45cm" svg:y2="18.903cm">
          <text:p/>
        </draw:line>
        <draw:frame draw:style-name="gr1" draw:text-style-name="P1" draw:layer="layout" svg:width="10.3cm" svg:height="9.4cm" svg:x="8cm" svg:y="14.756cm">
          <draw:image xlink:href="Pictures/100002010000024000000234FA83A9C42A50EE2F.png" xlink:type="simple" xlink:show="embed" xlink:actuate="onLoad">
            <text:p/>
          </draw:image>
        </draw:frame>
        <draw:frame draw:style-name="gr8" draw:text-style-name="P4" draw:layer="layout" svg:width="16.283cm" svg:height="3.405cm" svg:x="5.517cm" svg:y="30.595cm">
          <draw:text-box>
            <text:p text:style-name="P2"><text:span text:style-name="T1">A 2D Catom</text:span></text:p>
          </draw:text-box>
        </draw:frame>
        <draw:frame draw:style-name="gr9" draw:text-style-name="P1" draw:layer="layout" svg:width="15.5cm" svg:height="16.102cm" svg:x="3.1cm" svg:y="14.098cm">
          <draw:image xlink:href="Pictures/10000201000004CF0000050086CD07709658D0A3.png" xlink:type="simple" xlink:show="embed" xlink:actuate="onLoad">
            <text:p/>
          </draw:image>
        </draw:frame>
        <draw:line draw:style-name="gr10" draw:text-style-name="P1" draw:layer="layout" svg:x1="14.1cm" svg:y1="30.4cm" svg:x2="12.8cm" svg:y2="2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10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z </meta:initial-creator>
    <meta:creation-date>2014-02-10T15:00:22.541797904</meta:creation-date>
    <dc:date>2017-12-22T08:51:19.381957778</dc:date>
    <meta:editing-duration>PT2H4M9S</meta:editing-duration>
    <meta:editing-cycles>26</meta:editing-cycles>
    <meta:generator>LibreOffice/5.1.6.2$Linux_X86_64 LibreOffice_project/10m0$Build-2</meta:generator>
    <meta:document-statistic meta:object-count="12"/>
  </office:meta>
</office:document-meta>
</file>